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Callback.doFrame( long frameTimeNan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Callback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reographerCompat.postFrameCallbackDelayed( FrameCallback callbackWrapper , long delayMill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meCallback.getRunn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oreographerCompat.ChoreographerComp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oreographerCompat.choreographerPostFrameCallbackDelayed( Choreographer . FrameCallback frameCallback , long delay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reographerCompat.choreographerPostFrameCallback( Choreographer . FrameCallback frame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reographerCompat.removeFrameCallback( FrameCallback callbackWr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oreographerCompat.postFrameCallback( FrameCallback callbackWr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horeographerCompat.getChoreograp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reographerCompat.choreographerRemoveFrameCallback( Choreographer . FrameCallback frame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reographerCompat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Callback.getFrameCallb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